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106c21" officeooo:paragraph-rsid="00106c21"/>
    </style:style>
    <style:style style:name="P4" style:family="paragraph" style:parent-style-name="Heading_20_1">
      <style:text-properties officeooo:rsid="0013812a" officeooo:paragraph-rsid="0013812a"/>
    </style:style>
    <style:style style:name="P5" style:family="paragraph" style:parent-style-name="Heading_20_2">
      <style:text-properties officeooo:paragraph-rsid="001613a0"/>
    </style:style>
    <style:style style:name="P6" style:family="paragraph" style:parent-style-name="Heading_20_2">
      <style:text-properties officeooo:rsid="00281838" officeooo:paragraph-rsid="00281838"/>
    </style:style>
    <style:style style:name="P7" style:family="paragraph" style:parent-style-name="Text_20_body">
      <style:text-properties officeooo:rsid="0004b4fa" officeooo:paragraph-rsid="0004b4fa"/>
    </style:style>
    <style:style style:name="P8" style:family="paragraph" style:parent-style-name="Text_20_body" style:list-style-name="L1">
      <style:text-properties officeooo:rsid="00073220" officeooo:paragraph-rsid="00073220"/>
    </style:style>
    <style:style style:name="P9" style:family="paragraph" style:parent-style-name="Text_20_body">
      <style:text-properties officeooo:rsid="000bb30b" officeooo:paragraph-rsid="000bb30b"/>
    </style:style>
    <style:style style:name="P10" style:family="paragraph" style:parent-style-name="Text_20_body">
      <style:text-properties officeooo:rsid="00106c21" officeooo:paragraph-rsid="00106c21"/>
    </style:style>
    <style:style style:name="P11" style:family="paragraph" style:parent-style-name="Text_20_body" style:list-style-name="L1">
      <style:text-properties officeooo:rsid="0011e5b3" officeooo:paragraph-rsid="0011e5b3"/>
    </style:style>
    <style:style style:name="P12" style:family="paragraph" style:parent-style-name="Text_20_body">
      <style:text-properties officeooo:rsid="0013812a" officeooo:paragraph-rsid="0013812a"/>
    </style:style>
    <style:style style:name="P13" style:family="paragraph" style:parent-style-name="Text_20_body">
      <style:text-properties officeooo:rsid="001613a0" officeooo:paragraph-rsid="001613a0"/>
    </style:style>
    <style:style style:name="P14" style:family="paragraph" style:parent-style-name="Text_20_body">
      <style:text-properties officeooo:rsid="0019d055" officeooo:paragraph-rsid="0019d055"/>
    </style:style>
    <style:style style:name="P15" style:family="paragraph" style:parent-style-name="Text_20_body" style:list-style-name="L3">
      <style:text-properties officeooo:rsid="0019d055" officeooo:paragraph-rsid="0019d055"/>
    </style:style>
    <style:style style:name="P16" style:family="paragraph" style:parent-style-name="Text_20_body" style:list-style-name="L2">
      <style:text-properties officeooo:paragraph-rsid="0019d055"/>
    </style:style>
    <style:style style:name="P17" style:family="paragraph" style:parent-style-name="Text_20_body">
      <style:text-properties officeooo:rsid="001a3b8d" officeooo:paragraph-rsid="001a3b8d"/>
    </style:style>
    <style:style style:name="P18" style:family="paragraph" style:parent-style-name="Text_20_body" style:list-style-name="L4">
      <style:text-properties officeooo:rsid="001a3b8d" officeooo:paragraph-rsid="001a3b8d"/>
    </style:style>
    <style:style style:name="P19" style:family="paragraph" style:parent-style-name="Text_20_body" style:list-style-name="L4">
      <style:text-properties officeooo:paragraph-rsid="001a3b8d"/>
    </style:style>
    <style:style style:name="P20" style:family="paragraph" style:parent-style-name="Text_20_body">
      <style:text-properties officeooo:rsid="001b40bf" officeooo:paragraph-rsid="001b40bf"/>
    </style:style>
    <style:style style:name="P21" style:family="paragraph" style:parent-style-name="Text_20_body" style:list-style-name="L5">
      <style:text-properties officeooo:rsid="001f0c42" officeooo:paragraph-rsid="001f0c42"/>
    </style:style>
    <style:style style:name="P22" style:family="paragraph" style:parent-style-name="Text_20_body">
      <style:text-properties officeooo:rsid="00243b9b" officeooo:paragraph-rsid="00243b9b"/>
    </style:style>
    <style:style style:name="P23" style:family="paragraph" style:parent-style-name="Text_20_body" style:list-style-name="L6">
      <style:text-properties officeooo:rsid="00243b9b" officeooo:paragraph-rsid="00243b9b"/>
    </style:style>
    <style:style style:name="P24" style:family="paragraph" style:parent-style-name="Text_20_body" style:list-style-name="L6">
      <style:text-properties officeooo:rsid="0025f1a4" officeooo:paragraph-rsid="0025f1a4"/>
    </style:style>
    <style:style style:name="P25" style:family="paragraph" style:parent-style-name="Text_20_body">
      <style:text-properties officeooo:rsid="00281838" officeooo:paragraph-rsid="00281838"/>
    </style:style>
    <style:style style:name="P26" style:family="paragraph" style:parent-style-name="Text_20_body" style:list-style-name="L7">
      <style:text-properties officeooo:rsid="002b5beb" officeooo:paragraph-rsid="002b5beb"/>
    </style:style>
    <style:style style:name="P27" style:family="paragraph" style:parent-style-name="Text_20_body">
      <style:text-properties officeooo:rsid="002e31d5" officeooo:paragraph-rsid="002e31d5"/>
    </style:style>
    <style:style style:name="P28" style:family="paragraph" style:parent-style-name="Text_20_body" style:list-style-name="L8">
      <style:text-properties officeooo:rsid="002f9203" officeooo:paragraph-rsid="002f9203"/>
    </style:style>
    <style:style style:name="T1" style:family="text">
      <style:text-properties officeooo:rsid="001613a0"/>
    </style:style>
    <style:style style:name="T2" style:family="text">
      <style:text-properties style:font-name="Liberation Sans" fo:font-size="16.1000003814697pt" fo:font-weight="bold" officeooo:rsid="00178c7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officeooo:rsid="0019d055"/>
    </style:style>
    <style:style style:name="T4" style:family="text">
      <style:text-properties officeooo:rsid="001a31fd"/>
    </style:style>
    <style:style style:name="T5" style:family="text">
      <style:text-properties officeooo:rsid="001a3b8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a957"/>
    </style:style>
    <style:style style:name="T8" style:family="text">
      <style:text-properties officeooo:rsid="002a602d"/>
    </style:style>
    <style:style style:name="T9" style:family="text">
      <style:text-properties officeooo:rsid="002b5beb"/>
    </style:style>
    <style:style style:name="T10" style:family="text">
      <style:text-properties officeooo:rsid="0031b1c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3061223852" text:style-name="Index_20_Link" text:visited-style-name="Index_20_Link">Regular Expressions<text:tab/>1</text:a></text:p>
          <text:p text:style-name="P1"><text:a xlink:type="simple" xlink:href="#__RefHeading___Toc108_3061223852" text:style-name="Index_20_Link" text:visited-style-name="Index_20_Link">Tokenization<text:tab/>1</text:a></text:p>
          <text:p text:style-name="P1"><text:a xlink:type="simple" xlink:href="#__RefHeading___Toc110_3061223852" text:style-name="Index_20_Link" text:visited-style-name="Index_20_Link">Text Normalization<text:tab/>1</text:a></text:p>
          <text:p text:style-name="P2"><text:a xlink:type="simple" xlink:href="#__RefHeading___Toc112_3061223852" text:style-name="Index_20_Link" text:visited-style-name="Index_20_Link">Case folding<text:tab/>1</text:a></text:p>
          <text:p text:style-name="P1"><text:a xlink:type="simple" xlink:href="#__RefHeading___Toc114_3061223852" text:style-name="Index_20_Link" text:visited-style-name="Index_20_Link">Lemmatization<text:tab/>1</text:a></text:p>
          <text:p text:style-name="P1"><text:a xlink:type="simple" xlink:href="#__RefHeading___Toc116_3061223852" text:style-name="Index_20_Link" text:visited-style-name="Index_20_Link">Wordform<text:tab/>2</text:a></text:p>
          <text:p text:style-name="P1"><text:a xlink:type="simple" xlink:href="#__RefHeading___Toc118_3061223852" text:style-name="Index_20_Link" text:visited-style-name="Index_20_Link">Issue in Tokenization<text:tab/>2</text:a></text:p>
          <text:p text:style-name="P1"><text:a xlink:type="simple" xlink:href="#__RefHeading___Toc120_3061223852" text:style-name="Index_20_Link" text:visited-style-name="Index_20_Link">Word tokenization in Chinese<text:tab/>2</text:a></text:p>
          <text:p text:style-name="P2"><text:a xlink:type="simple" xlink:href="#__RefHeading___Toc122_3061223852" text:style-name="Index_20_Link" text:visited-style-name="Index_20_Link">Max-match algorithm: Greedy<text:tab/>2</text:a></text:p>
          <text:p text:style-name="P1"><text:a xlink:type="simple" xlink:href="#__RefHeading___Toc124_3061223852" text:style-name="Index_20_Link" text:visited-style-name="Index_20_Link">Morphology<text:tab/>2</text:a></text:p>
          <text:p text:style-name="P1"><text:a xlink:type="simple" xlink:href="#__RefHeading___Toc126_3061223852" text:style-name="Index_20_Link" text:visited-style-name="Index_20_Link">Sentence segmentation and Decision tree<text:tab/>2</text:a></text:p>
          <text:p text:style-name="P1"><text:a xlink:type="simple" xlink:href="#__RefHeading___Toc128_3061223852" text:style-name="Index_20_Link" text:visited-style-name="Index_20_Link">Minimum edit distance<text:tab/>2</text:a></text:p>
          <text:p text:style-name="P2"><text:a xlink:type="simple" xlink:href="#__RefHeading___Toc130_3061223852" text:style-name="Index_20_Link" text:visited-style-name="Index_20_Link">Computer edit distance using Dynamic programming<text:tab/>2</text:a></text:p>
          <text:p text:style-name="P1"><text:a xlink:type="simple" xlink:href="#__RefHeading___Toc132_3061223852" text:style-name="Index_20_Link" text:visited-style-name="Index_20_Link">Named Entity extraction<text:tab/>2</text:a></text:p>
          <text:p text:style-name="P1"><text:a xlink:type="simple" xlink:href="#__RefHeading___Toc134_3061223852" text:style-name="Index_20_Link" text:visited-style-name="Index_20_Link">Sequence alignment<text:tab/>3</text:a></text:p>
        </text:index-body>
      </text:table-of-content>
      <text:h text:style-name="Heading_20_1" text:outline-level="1"><text:bookmark-start text:name="__RefHeading___Toc106_3061223852"/>Regular Expressions<text:bookmark-end text:name="__RefHeading___Toc106_3061223852"/></text:h>
      <text:p text:style-name="P9">Search some pattern from the text.</text:p>
      <text:h text:style-name="Heading_20_1" text:outline-level="1"><text:bookmark-start text:name="__RefHeading___Toc108_3061223852"/>Tokenization<text:bookmark-end text:name="__RefHeading___Toc108_3061223852"/></text:h>
      <text:p text:style-name="P7">Turning a string or document into tokens (smaller chunks)</text:p>
      <text:h text:style-name="Heading_20_1" text:outline-level="1"><text:bookmark-start text:name="__RefHeading___Toc110_3061223852"/>Text Normalization<text:bookmark-end text:name="__RefHeading___Toc110_3061223852"/></text:h>
      <text:list xml:id="list3127921609" text:style-name="L1">
        <text:list-item>
          <text:p text:style-name="P8">Segmenting/tokenizing words in running text</text:p>
        </text:list-item>
        <text:list-item>
          <text:p text:style-name="P8">Normalizing word formats</text:p>
        </text:list-item>
        <text:list-item>
          <text:p text:style-name="P8">Segmenting sentence in running text</text:p>
        </text:list-item>
        <text:list-item>
          <text:p text:style-name="P11">Type = Unique words, Tokens = total words in text</text:p>
        </text:list-item>
      </text:list>
      <text:p text:style-name="P14">For example we want to match:</text:p>
      <text:list xml:id="list526090053" text:style-name="L2">
        <text:list-item>
          <text:p text:style-name="P16"><text:span text:style-name="T3">U.S.A to USA</text:span></text:p>
        </text:list-item>
      </text:list>
      <text:h text:style-name="Heading_20_2" text:outline-level="2"><text:bookmark-start text:name="__RefHeading___Toc112_3061223852"/>Case folding<text:bookmark-end text:name="__RefHeading___Toc112_3061223852"/></text:h>
      <text:p text:style-name="P14">Converting upper case to lower case.</text:p>
      <text:p text:style-name="P14">Cons</text:p>
      <text:list xml:id="list1842975192" text:style-name="L3">
        <text:list-item>
          <text:p text:style-name="P15">US versus us <text:span text:style-name="T4">(not same)</text:span></text:p>
        </text:list-item>
      </text:list>
      <text:h text:style-name="P3" text:outline-level="1"><text:bookmark-start text:name="__RefHeading___Toc114_3061223852"/>Lemma<text:span text:style-name="T5">tization</text:span><text:bookmark-end text:name="__RefHeading___Toc114_3061223852"/></text:h>
      <text:p text:style-name="P17">Have to find correct dictionary headword form</text:p>
      <text:p text:style-name="P10">Cat and cats = same lemma</text:p>
      <text:h text:style-name="Heading_20_1" text:outline-level="1"><text:bookmark-start text:name="__RefHeading___Toc116_3061223852"/><text:soft-page-break/>Wordform<text:bookmark-end text:name="__RefHeading___Toc116_3061223852"/></text:h>
      <text:p text:style-name="P10">Cat and cats = different wordforms</text:p>
      <text:h text:style-name="P4" text:outline-level="1"><text:bookmark-start text:name="__RefHeading___Toc118_3061223852"/>Issue in Tokenization<text:bookmark-end text:name="__RefHeading___Toc118_3061223852"/></text:h>
      <text:p text:style-name="P12">What’re → What are</text:p>
      <text:h text:style-name="Heading_20_1" text:outline-level="1"><text:bookmark-start text:name="__RefHeading___Toc120_3061223852"/>Word tokenization in Chinese<text:bookmark-end text:name="__RefHeading___Toc120_3061223852"/></text:h>
      <text:p text:style-name="P13">There are no spaces in chineses language</text:p>
      <text:h text:style-name="P5" text:outline-level="2"><text:bookmark-start text:name="__RefHeading___Toc122_3061223852"/><text:span text:style-name="T1">Ma</text:span><text:span text:style-name="T2">x-match</text:span><text:span text:style-name="T1"> algorithm: Greedy</text:span><text:bookmark-end text:name="__RefHeading___Toc122_3061223852"/></text:h>
      <text:p text:style-name="P13">Match largest word from the dictionary. To create a token.</text:p>
      <text:p text:style-name="P13">Thecatinthehat = the cat in the hat</text:p>
      <text:p text:style-name="P13">dictionary = {the, cat, in, hat}</text:p>
      <text:h text:style-name="Heading_20_1" text:outline-level="1"><text:bookmark-start text:name="__RefHeading___Toc124_3061223852"/>Morphology<text:bookmark-end text:name="__RefHeading___Toc124_3061223852"/></text:h>
      <text:list xml:id="list3799247425" text:style-name="L4">
        <text:list-item>
          <text:p text:style-name="P19"><text:span text:style-name="T5">The small meaningful units that make up words</text:span></text:p>
        </text:list-item>
        <text:list-item>
          <text:p text:style-name="P18"><text:span text:style-name="T6">Stems: </text:span>The core meaning-bearing units</text:p>
          <text:list>
            <text:list-item>
              <text:p text:style-name="P18">Porter’s algorithm</text:p>
            </text:list-item>
          </text:list>
        </text:list-item>
        <text:list-item>
          <text:p text:style-name="P18"><text:span text:style-name="T6">Affixs:</text:span> Bits and pieces that adhere to stems</text:p>
        </text:list-item>
      </text:list>
      <text:h text:style-name="Heading_20_1" text:outline-level="1"><text:bookmark-start text:name="__RefHeading___Toc126_3061223852"/>Sentence segmentation and Decision tree<text:bookmark-end text:name="__RefHeading___Toc126_3061223852"/></text:h>
      <text:p text:style-name="P20">How to divide sentences from the text.</text:p>
      <text:list xml:id="list2686147845" text:style-name="L5">
        <text:list-item>
          <text:p text:style-name="P21">Find the end of sentence using decision tre<text:span text:style-name="T7">es</text:span></text:p>
        </text:list-item>
      </text:list>
      <text:h text:style-name="Heading_20_1" text:outline-level="1"><text:bookmark-start text:name="__RefHeading___Toc128_3061223852"/>Minimum edit distance<text:bookmark-end text:name="__RefHeading___Toc128_3061223852"/></text:h>
      <text:p text:style-name="P22">Is the minimum number of editing operations</text:p>
      <text:list xml:id="list313380518" text:style-name="L6">
        <text:list-item>
          <text:p text:style-name="P23">Insertion, deletion, substitution</text:p>
        </text:list-item>
        <text:list-item>
          <text:p text:style-name="P24">If substitution cost 2 (Levenshtein)</text:p>
          <text:list>
            <text:list-item>
              <text:p text:style-name="P24">Weighted Minimum Edit Distance</text:p>
            </text:list-item>
          </text:list>
        </text:list-item>
      </text:list>
      <text:h text:style-name="P6" text:outline-level="2"><text:bookmark-start text:name="__RefHeading___Toc130_3061223852"/>Computer edit distance using Dynamic programming<text:bookmark-end text:name="__RefHeading___Toc130_3061223852"/></text:h>
      <text:h text:style-name="Heading_20_1" text:outline-level="1"><text:bookmark-start text:name="__RefHeading___Toc132_3061223852"/>Named Entity extraction<text:bookmark-end text:name="__RefHeading___Toc132_3061223852"/></text:h>
      <text:p text:style-name="P25">To check either entities are same like </text:p>
      <text:p text:style-name="P25"><text:soft-page-break/>IBM Inc == IBM</text:p>
      <text:h text:style-name="Heading_20_1" text:outline-level="1"><text:bookmark-start text:name="__RefHeading___Toc134_3061223852"/>Sequence <text:span text:style-name="T8">alignment</text:span><text:bookmark-end text:name="__RefHeading___Toc134_3061223852"/></text:h>
      <text:p text:style-name="Text_20_body"><text:s/><text:span text:style-name="T9">Comparing genes or regions from different species</text:span></text:p>
      <text:list xml:id="list2021570662" text:style-name="L7">
        <text:list-item>
          <text:p text:style-name="P26">To find important region</text:p>
        </text:list-item>
        <text:list-item>
          <text:p text:style-name="P26">Determine function</text:p>
        </text:list-item>
        <text:list-item>
          <text:p text:style-name="P26">Uncover evolutionary forces</text:p>
        </text:list-item>
      </text:list>
      <text:p text:style-name="P27">Assembling fragments to sequence DNA</text:p>
      <text:p text:style-name="P27">Compare individuals to look for mutations</text:p>
      <text:list xml:id="list291709726" text:style-name="L8">
        <text:list-item>
          <text:p text:style-name="P28">We generally talk about distance (minimized)</text:p>
          <text:list>
            <text:list-item>
              <text:p text:style-name="P28">And weights</text:p>
            </text:list-item>
          </text:list>
        </text:list-item>
        <text:list-item>
          <text:p text:style-name="P28">In computational biology</text:p>
          <text:list>
            <text:list-item>
              <text:p text:style-name="P28"><text:span text:style-name="T10">D</text:span>evelop algorithms or models in order to understand biological systems</text:p>
            </text:list-item>
            <text:list-item>
              <text:p text:style-name="P28">We generally talk about similarity (maximized)</text:p>
            </text:list-item>
            <text:list-item>
              <text:p text:style-name="P28">And score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1:31:11.375987213</meta:creation-date>
    <meta:generator>LibreOffice/6.4.2.2$Linux_X86_64 LibreOffice_project/40$Build-2</meta:generator>
    <dc:date>2020-06-16T20:23:40.510181706</dc:date>
    <meta:editing-duration>PT8H21M56S</meta:editing-duration>
    <meta:editing-cycles>28</meta:editing-cycles>
    <meta:document-statistic meta:table-count="0" meta:image-count="0" meta:object-count="0" meta:page-count="3" meta:paragraph-count="74" meta:word-count="355" meta:character-count="2160" meta:non-whitespace-character-count="1900"/>
  </office:meta>
</office:document-meta>
</file>